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b1349" officeooo:paragraph-rsid="001b1349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1 / 573 = 0.00174520069808027923211169284468</text:p>
      <text:p text:style-name="Preformatted_20_Text">Title, Flying Goat Pose.</text:p>
      <text:p text:style-name="Preformatted_20_Text">With that rear leg lifted, index fingers growing out of your skull.</text:p>
      <text:p text:style-name="Preformatted_20_Text">Straighten that standing 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Generous Electric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-minute walk each way in the Boston plant.</text:p>
      <text:p text:style-name="Preformatted_20_Text">Changing clothes takes five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, there was a history.</text:p>
      <text:p text:style-name="Preformatted_20_Text">The fitness center in Boston where we practiced itself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it.</text:p>
      <text:p text:style-name="Preformatted_20_Text">In a nod to one-third of the company that worked in Boston, they promised to install</text:p>
      <text:p text:style-name="Preformatted_20_Text">a salad bar in our cafeteria.</text:p>
      <text:p text:style-name="Preformatted_20_Text">As Cincinnati employees paid use fees for the fitness center, we guessed the company</text:p>
      <text:p text:style-name="Preformatted_20_Text">believed all was fair.</text:p>
      <text:p text:style-name="Preformatted_20_Text">There ensued a ruckus.</text:p>
      <text:p text:style-name="Preformatted_20_Text">When the dust settled, we got a fitness center, but we would not get a pool, and the 45-minute</text:p>
      <text:p text:style-name="Preformatted_20_Text">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,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 hour and 15-minute lunch hour.</text:p>
      <text:p text:style-name="Preformatted_20_Text">Then sometime in the late 1990s, we began yoga classes.</text:p>
      <text:p text:style-name="Preformatted_20_Text">We never forgot the salad bar, and we used an hour and 15 minutes to make a 45-minute</text:p>
      <text:p text:style-name="Preformatted_20_Text">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,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<text:soft-page-break/>One of our family was not practicing community yoga.</text:p>
      <text:p text:style-name="Preformatted_20_Text">Mark had begun teaching this class a few years previously.</text:p>
      <text:p text:style-name="Preformatted_20_Text">He began to think.</text:p>
      <text:p text:style-name="Preformatted_20_Text">Nothing like a good old shaming,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Also</text:span> rest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9T03:59:45.322000000</dc:date>
    <meta:editing-duration>PT3M2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63" meta:word-count="581" meta:character-count="3190" meta:non-whitespace-character-count="2672"/>
  </office:meta>
</office:document-meta>
</file>